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7EA670000521A000074241A4E426189C1A6DA.svg" manifest:media-type="image/svg+xml"/>
  <manifest:file-entry manifest:full-path="Pictures/10000201000002520000034938483DAD0798B0B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gr1" style:family="graphic">
      <style:graphic-properties draw:textarea-vertical-align="bottom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datesaisie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97cm" svg:height="0.636cm" svg:x="15.191cm" svg:y="14.845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201000002520000034938483DAD0798B0BC.png" xlink:type="simple" xlink:show="embed" xlink:actuate="onLoad"/>
    <draw:fill-image draw:name="convention7" xlink:href="Pictures/1007EA670000521A000074241A4E426189C1A6DA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draw:fill="bitmap" draw:fill-image-name="convention7" style:repeat="stretch" draw:fill-image-ref-point="top-left" style:footnote-max-height="0cm">
        <style:background-image xlink:href="Pictures/1007EA670000521A000074241A4E426189C1A6DA.sv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8-12-03T15:17:30.099714553</dc:date>
    <meta:editing-duration>PT1H10M5S</meta:editing-duration>
    <meta:editing-cycles>5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